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3.261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number-columns-repeated="7" table:default-cell-style-name="Default"/>
        <table:table-row table:style-name="ro2">
          <table:table-cell table:style-name="Default" table:number-columns-repeated="2"/>
          <table:table-cell office:value-type="float" office:value="1.1">
            <text:p>1,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ERGEUS </text:p>
          </table:table-cell>
          <table:table-cell office:value-type="string">
            <text:p>Guillaume 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RTIN </text:p>
          </table:table-cell>
          <table:table-cell office:value-type="string">
            <text:p>Agathe 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UTROUILLE </text:p>
          </table:table-cell>
          <table:table-cell office:value-type="string">
            <text:p>Maxime 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SMOZIERS </text:p>
          </table:table-cell>
          <table:table-cell office:value-type="string">
            <text:p>Quentin </text:p>
          </table:table-cell>
          <table:table-cell table:number-columns-repeated="7"/>
        </table:table-row>
        <table:table-row table:style-name="ro2">
          <table:table-cell office:value-type="string">
            <text:p>FREZIN </text:p>
          </table:table-cell>
          <table:table-cell office:value-type="string">
            <text:p>Gilles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OURDAIN </text:p>
          </table:table-cell>
          <table:table-cell office:value-type="string">
            <text:p>Benoît 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ENQUETTE </text:p>
          </table:table-cell>
          <table:table-cell office:value-type="string">
            <text:p>Cédric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MAINVIS </text:p>
          </table:table-cell>
          <table:table-cell office:value-type="string">
            <text:p>Terry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SOCCO </text:p>
          </table:table-cell>
          <table:table-cell office:value-type="string">
            <text:p>Angélin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ORET </text:p>
          </table:table-cell>
          <table:table-cell office:value-type="string">
            <text:p>Basile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UD'HOMME </text:p>
          </table:table-cell>
          <table:table-cell office:value-type="string">
            <text:p>Maxime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RAKOTOBE </text:p>
          </table:table-cell>
          <table:table-cell office:value-type="string">
            <text:p>Jerry Philippe 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OULIMANI </text:p>
          </table:table-cell>
          <table:table-cell office:value-type="string">
            <text:p>Julien </text:p>
          </table:table-cell>
          <table:table-cell table:number-columns-repeated="7"/>
        </table:table-row>
        <table:table-row table:style-name="ro2">
          <table:table-cell office:value-type="string">
            <text:p>VALCKE </text:p>
          </table:table-cell>
          <table:table-cell office:value-type="string">
            <text:p>Antoine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WUILBAUT </text:p>
          </table:table-cell>
          <table:table-cell office:value-type="string">
            <text:p>Géry </text:p>
          </table:table-cell>
          <table:table-cell table:number-columns-repeated="7"/>
        </table:table-row>
        <table:table-row table:style-name="ro2">
          <table:table-cell office:value-type="string">
            <text:p>ZOONEKYND </text:p>
          </table:table-cell>
          <table:table-cell office:value-type="string">
            <text:p>Vivien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office:value-type="string">
            <text:p>Duhampas </text:p>
          </table:table-cell>
          <table:table-cell table:style-name="Default" office:value-type="string">
            <text:p>Clement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 office:value-type="string">
            <text:p>Ruchot Sylvain</text:p>
          </table:table-cell>
          <table:table-cell table:style-name="Default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 office:value-type="string">
            <text:p>Motte Louis</text:p>
          </table:table-cell>
          <table:table-cell table:style-name="Default"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Duquesnoy Julien</text:p>
          </table:table-cell>
          <table:table-cell table:style-name="Default"/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 office:value-type="string">
            <text:p>Titeca Florent</text:p>
          </table:table-cell>
          <table:table-cell table:style-name="Default"/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 office:value-type="string">
            <text:p>Dessein Samuel</text:p>
          </table:table-cell>
          <table:table-cell table:style-name="Default"/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/11/2012</text:date>, <text:time>10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6:39:27</meta:creation-date>
    <dc:date>2012-11-20T10:02:25</dc:date>
    <meta:editing-duration>PT00H13M55S</meta:editing-duration>
    <meta:editing-cycles>3</meta:editing-cycles>
    <meta:generator>OpenOffice.org/3.2$Linux OpenOffice.org_project/320m12$Build-9483</meta:generator>
    <dc:creator>Meftali Samy</dc:creator>
    <meta:document-statistic meta:table-count="3" meta:cell-count="179" meta:object-count="0"/>
  </office:meta>
</office:document-meta>
</file>